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ree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style:font-name="FreeSans"/>
    </style:style>
    <style:style style:name="P3" style:family="paragraph" style:parent-style-name="Standard">
      <style:text-properties style:font-name="FreeSans" officeooo:rsid="0000968d" officeooo:paragraph-rsid="0000968d"/>
    </style:style>
    <style:style style:name="P4" style:family="paragraph" style:parent-style-name="Standard">
      <style:text-properties style:font-name="FreeSans" officeooo:paragraph-rsid="0000968d"/>
    </style:style>
    <style:style style:name="P5" style:family="paragraph" style:parent-style-name="Standard" style:list-style-name="L1">
      <style:text-properties style:font-name="FreeSans"/>
    </style:style>
    <style:style style:name="P6" style:family="paragraph" style:parent-style-name="Standard" style:list-style-name="L3">
      <style:text-properties style:font-name="FreeSans"/>
    </style:style>
    <style:style style:name="P7" style:family="paragraph" style:parent-style-name="Standard">
      <style:text-properties style:font-name="FreeSans" officeooo:rsid="0002964b" officeooo:paragraph-rsid="0002964b"/>
    </style:style>
    <style:style style:name="P8" style:family="paragraph" style:parent-style-name="Standard">
      <style:text-properties style:font-name="FreeSans" fo:font-size="12pt" fo:font-style="normal" fo:font-weight="normal" officeooo:rsid="0002964b" officeooo:paragraph-rsid="0002964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FreeSans" fo:font-weight="bold" officeooo:rsid="0002964b" officeooo:paragraph-rsid="0002964b" style:font-weight-asian="bold" style:font-weight-complex="bold"/>
    </style:style>
    <style:style style:name="P10" style:family="paragraph" style:parent-style-name="Standard" style:list-style-name="L2"/>
    <style:style style:name="T1" style:family="text">
      <style:text-properties officeooo:rsid="0000968d"/>
    </style:style>
    <style:style style:name="T2" style:family="text">
      <style:text-properties style:font-name="FreeSans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i Marzo Gabriele Giuseppe</text:p>
      <text:p text:style-name="P8">ID: 2021633</text:p>
      <text:p text:style-name="P1"/>
      <text:p text:style-name="P1">Model-based lifelong RL: abstraction of transition model through several MDP</text:p>
      <text:p text:style-name="P2"/>
      <text:p text:style-name="P7"/>
      <text:p text:style-name="P3"/>
      <text:p text:style-name="P4"><text:span text:style-name="T1">Lifelong RL address the problem of generalization of any task. Through a i</text:span>mplementation of Bayesian framework for different MDP, the goal of the paper is find a way to link each MDP.</text:p>
      <text:p text:style-name="P2"/>
      <text:p text:style-name="P2">Each of this MDP are related to the same task family, the only difference is in the agent structure (half-cheetah, hopper, humanoid …).</text:p>
      <text:p text:style-name="P2"/>
      <text:p text:style-name="P2">The problem is build<text:span text:style-name="T1">ing</text:span> up through a Hidden-parameters MDP <text:span text:style-name="T1">(HiP-MDP)</text:span>, and approximate 2 probability distribution:</text:p>
      <text:list xml:id="list1448252167" text:style-name="L1">
        <text:list-item>
          <text:p text:style-name="P5"><text:span text:style-name="T1">Pr</text:span>(<text:span text:style-name="T1">W</text:span>) = world model posterior</text:p>
        </text:list-item>
        <text:list-item>
          <text:p text:style-name="P5">P<text:span text:style-name="T1">r</text:span>(<text:span text:style-name="T1">w</text:span>_i) = task-specific posterior</text:p>
          <text:p text:style-name="P5"/>
        </text:list-item>
      </text:list>
      <text:p text:style-name="P2">As the learner is exposed to more and more tasks, this posteriors should converge to the real distribution.</text:p>
      <text:p text:style-name="P2"/>
      <text:p text:style-name="P2">Each time the agent encounters a new task, <text:span text:style-name="T1">the </text:span>task-specific model <text:span text:style-name="T1">it’s initialize</text:span> using the world-model posterior and further train it with data collected only from the new task.</text:p>
      <text:p text:style-name="P2"/>
      <text:p text:style-name="P2">With a model that is able to capture different levels of the uncertainty within HiP-MDPs, an agent can employ sample-based Bayesian exploration to further improve sample-efficiency.</text:p>
      <text:p text:style-name="P2"/>
      <text:p text:style-name="P2"/>
      <text:p text:style-name="P2"/>
      <text:p text:style-name="P2">main reference: </text:p>
      <text:list xml:id="list1251996390" text:style-name="L2">
        <text:list-item>
          <text:p text:style-name="P10"><text:span text:style-name="T2">Model-based Lifelong Reinforcement Learning with Bayesian Exploration <text:s/>(2022)</text:span></text:p>
        </text:list-item>
      </text:list>
      <text:p text:style-name="P2"/>
      <text:p text:style-name="P2"><text:span text:style-name="T1">others</text:span>: </text:p>
      <text:list xml:id="list3756125551" text:style-name="L3">
        <text:list-item>
          <text:p text:style-name="P6">Hidden Parameter Markov Decision Processes: A Semiparametric Regression Approach for Discovering Latent Task Parametrizations (2013)</text:p>
        </text:list-item>
        <text:list-item>
          <text:p text:style-name="P6">Environments for Lifelong Reinforcement Learning (2018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2:47:36.904842679</meta:creation-date>
    <dc:date>2022-11-02T13:04:57.403766128</dc:date>
    <meta:editing-duration>PT7M10S</meta:editing-duration>
    <meta:editing-cycles>1</meta:editing-cycles>
    <meta:document-statistic meta:table-count="0" meta:image-count="0" meta:object-count="0" meta:page-count="1" meta:paragraph-count="17" meta:word-count="206" meta:character-count="1366" meta:non-whitespace-character-count="1179"/>
    <meta:generator>LibreOffice/7.3.6.2$Linux_X86_64 LibreOffice_project/30$Build-2</meta:generator>
  </office:meta>
</office:document-meta>
</file>